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997a" officeooo:paragraph-rsid="001b997a"/>
    </style:style>
    <style:style style:name="P2" style:family="paragraph" style:parent-style-name="Standard" style:list-style-name="L1">
      <style:text-properties officeooo:rsid="001b997a" officeooo:paragraph-rsid="001b99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ess Survey</text:p>
      <text:p text:style-name="P1"/>
      <text:p text:style-name="P1">1. Rate current stress level on scale of 1 -10</text:p>
      <text:p text:style-name="P1"/>
      <text:p text:style-name="P1">2. Current heart rate</text:p>
      <text:p text:style-name="P1"/>
      <text:p text:style-name="P1">3. Location</text:p>
      <text:list xml:id="list3266320261" text:style-name="L1">
        <text:list-item>
          <text:p text:style-name="P2">work</text:p>
        </text:list-item>
        <text:list-item>
          <text:p text:style-name="P2">home</text:p>
        </text:list-item>
        <text:list-item>
          <text:p text:style-name="P2">other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8T14:58:38.902000000</meta:creation-date>
    <meta:editing-duration>PT27S</meta:editing-duration>
    <meta:editing-cycles>2</meta:editing-cycles>
    <meta:generator>LibreOffice/6.3.2.2$Windows_X86_64 LibreOffice_project/98b30e735bda24bc04ab42594c85f7fd8be07b9c</meta:generator>
    <dc:date>2020-10-18T14:58:55.987000000</dc:date>
    <meta:document-statistic meta:table-count="0" meta:image-count="0" meta:object-count="0" meta:page-count="1" meta:paragraph-count="7" meta:word-count="24" meta:character-count="107" meta:non-whitespace-character-count="93"/>
  </office:meta>
</office:document-meta>
</file>